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Table1" style:family="table">
      <style:table-properties style:width="17.201cm" table:align="margins" style:writing-mode="lr-tb"/>
    </style:style>
    <style:style style:name="Table1.A" style:family="table-column">
      <style:table-column-properties style:column-width="5.734cm" style:rel-column-width="21845*"/>
    </style:style>
    <style:style style:name="Table1.A1" style:family="table-cell">
      <style:table-cell-properties fo:padding="0.049cm" fo:border-left="0.75pt solid #000000" fo:border-right="none" fo:border-top="0.75pt solid #000000" fo:border-bottom="0.5pt solid #000000" style:writing-mode="page"/>
    </style:style>
    <style:style style:name="Table1.B1" style:family="table-cell">
      <style:table-cell-properties fo:padding="0.049cm" fo:border-left="0.5pt solid #000000" fo:border-right="none" fo:border-top="0.75pt solid #000000" fo:border-bottom="0.5pt solid #000000" style:writing-mode="page"/>
    </style:style>
    <style:style style:name="Table1.C1" style:family="table-cell">
      <style:table-cell-properties fo:padding="0.049cm" fo:border-left="0.5pt solid #000000" fo:border-right="0.75pt solid #000000" fo:border-top="0.75pt solid #000000" fo:border-bottom="0.5pt solid #000000" style:writing-mode="page"/>
    </style:style>
    <style:style style:name="Table1.A2" style:family="table-cell">
      <style:table-cell-properties fo:padding="0.049cm" fo:border-left="0.75pt solid #000000" fo:border-right="none" fo:border-top="none" fo:border-bottom="0.5pt solid #000000" style:writing-mode="page"/>
    </style:style>
    <style:style style:name="Table1.B2" style:family="table-cell">
      <style:table-cell-properties fo:padding="0.049cm" fo:border-left="0.5pt solid #000000" fo:border-right="none" fo:border-top="none" fo:border-bottom="0.5pt solid #000000" style:writing-mode="page"/>
    </style:style>
    <style:style style:name="Table1.C2" style:family="table-cell">
      <style:table-cell-properties fo:padding="0.049cm" fo:border-left="0.5pt solid #000000" fo:border-right="0.75pt solid #000000" fo:border-top="none" fo:border-bottom="0.5pt solid #000000" style:writing-mode="page"/>
    </style:style>
    <style:style style:name="Table1.A4" style:family="table-cell">
      <style:table-cell-properties fo:padding="0.049cm" fo:border-left="0.75pt solid #000000" fo:border-right="none" fo:border-top="none" fo:border-bottom="0.75pt solid #000000" style:writing-mode="page"/>
    </style:style>
    <style:style style:name="Table1.B4" style:family="table-cell">
      <style:table-cell-properties fo:padding="0.049cm" fo:border-left="0.5pt solid #000000" fo:border-right="none" fo:border-top="none" fo:border-bottom="0.75pt solid #000000" style:writing-mode="page"/>
    </style:style>
    <style:style style:name="Table1.C4" style:family="table-cell">
      <style:table-cell-properties fo:padding="0.049cm" fo:border-left="0.5pt solid #000000" fo:border-right="0.75pt solid #000000" fo:border-top="none" fo:border-bottom="0.75pt solid #000000" style:writing-mode="page"/>
    </style:style>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text-indent="0cm" style:auto-text-indent="false" fo:padding="0cm" fo:border="none" style:writing-mode="lr-tb"/>
      <style:text-properties officeooo:paragraph-rsid="046b6273" fo:background-color="transparent"/>
    </style:style>
    <style:style style:name="P4" style:family="paragraph" style:parent-style-name="Normal_20__28_Web_29_">
      <style:text-properties officeooo:rsid="036d7c84" officeooo:paragraph-rsid="036d7c84"/>
    </style:style>
    <style:style style:name="P5" style:family="paragraph" style:parent-style-name="Standard">
      <style:text-properties officeooo:paragraph-rsid="046f2753"/>
    </style:style>
    <style:style style:name="P6" style:family="paragraph" style:parent-style-name="Normal_20__28_Web_29_">
      <style:text-properties officeooo:rsid="046f9764" officeooo:paragraph-rsid="046f9764"/>
    </style:style>
    <style:style style:name="P7" style:family="paragraph" style:parent-style-name="Standard">
      <style:text-properties officeooo:rsid="00b986a9" officeooo:paragraph-rsid="046f2753" fo:background-color="#00ffff"/>
    </style:style>
    <style:style style:name="P8" style:family="paragraph" style:parent-style-name="Text_20_body">
      <style:text-properties officeooo:rsid="046f9764" officeooo:paragraph-rsid="046f9764" fo:background-color="#00ffff"/>
    </style:style>
    <style:style style:name="P9" style:family="paragraph" style:parent-style-name="Normal_20__28_Web_29_">
      <style:text-properties officeooo:rsid="04739b1c" officeooo:paragraph-rsid="04739b1c"/>
    </style:style>
    <style:style style:name="P10" style:family="paragraph" style:parent-style-name="Standard">
      <style:text-properties officeooo:rsid="04713aae" officeooo:paragraph-rsid="04713aae"/>
    </style:style>
    <style:style style:name="P11" style:family="paragraph" style:parent-style-name="Standard">
      <style:text-properties officeooo:paragraph-rsid="047b6bf8"/>
    </style:style>
    <style:style style:name="P12" style:family="paragraph" style:parent-style-name="Table_20_Contents">
      <style:text-properties officeooo:rsid="04729f0c" officeooo:paragraph-rsid="04729f0c"/>
    </style:style>
    <style:style style:name="P13" style:family="paragraph" style:parent-style-name="Standard">
      <style:text-properties fo:font-style="italic" officeooo:rsid="04713aae" officeooo:paragraph-rsid="04713aae" style:font-style-asian="italic" style:font-style-complex="italic"/>
    </style:style>
    <style:style style:name="P14" style:family="paragraph" style:parent-style-name="Standard">
      <style:text-properties officeooo:rsid="03424954" officeooo:paragraph-rsid="03424954"/>
    </style:style>
    <style:style style:name="P15" style:family="paragraph" style:parent-style-name="Standard">
      <style:text-properties officeooo:rsid="0480eec0" officeooo:paragraph-rsid="0480eec0"/>
    </style:style>
    <style:style style:name="P16" style:family="paragraph" style:parent-style-name="Standard">
      <style:text-properties officeooo:rsid="04823b1b" officeooo:paragraph-rsid="04823b1b"/>
    </style:style>
    <style:style style:name="P17" style:family="paragraph" style:parent-style-name="Text_20_body">
      <style:text-properties fo:font-style="normal" officeooo:rsid="04739b1c" officeooo:paragraph-rsid="04739b1c" fo:background-color="transparent" style:font-style-asian="normal" style:font-style-complex="normal"/>
    </style:style>
    <style:style style:name="P18" style:family="paragraph" style:parent-style-name="Table_20_Contents">
      <style:text-properties officeooo:rsid="048bf20e" officeooo:paragraph-rsid="048bf20e"/>
    </style:style>
    <style:style style:name="P19" style:family="paragraph" style:parent-style-name="Standard">
      <style:paragraph-properties fo:text-align="center" style:justify-single-word="false" fo:orphans="2" fo:widows="2"/>
    </style:style>
    <style:style style:name="P20" style:family="paragraph" style:parent-style-name="Standard">
      <style:text-properties fo:language="en" fo:country="GB"/>
    </style:style>
    <style:style style:name="P21" style:family="paragraph" style:parent-style-name="Standard">
      <style:paragraph-properties fo:text-align="end" style:justify-single-word="false" fo:orphans="2" fo:widows="2"/>
    </style:style>
    <style:style style:name="P22" style:family="paragraph" style:parent-style-name="Standard">
      <style:text-properties style:font-name="Times New Roman" fo:font-size="12pt" style:font-size-asian="12pt" style:font-name-complex="Times New Roman1"/>
    </style:style>
    <style:style style:name="P23"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24" style:family="paragraph" style:parent-style-name="Standard">
      <style:paragraph-properties fo:orphans="2" fo:widows="2"/>
    </style:style>
    <style:style style:name="P25"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26" style:family="paragraph" style:parent-style-name="Standard">
      <style:text-properties officeooo:paragraph-rsid="046f2753"/>
    </style:style>
    <style:style style:name="P27" style:family="paragraph" style:parent-style-name="NOTE">
      <style:paragraph-properties fo:margin-top="0.494cm" fo:margin-bottom="0.494cm" style:contextual-spacing="false"/>
      <style:text-properties officeooo:paragraph-rsid="046f2753"/>
    </style:style>
    <style:style style:name="P28" style:family="paragraph" style:parent-style-name="Footer">
      <style:paragraph-properties fo:text-align="center" style:justify-single-word="false"/>
    </style:style>
    <style:style style:name="P29" style:family="paragraph" style:parent-style-name="Heading_20_1">
      <style:paragraph-properties fo:margin-left="0cm" fo:margin-right="0cm" fo:text-indent="0cm" style:auto-text-indent="false" fo:break-before="pag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30" style:family="paragraph" style:parent-style-name="Heading_20_3">
      <style:text-properties officeooo:paragraph-rsid="046f2753"/>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342495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language="en" fo:country="GB" fo:font-weight="bold" officeooo:rsid="0491562f"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language="en" fo:country="GB" fo:font-weight="bold" officeooo:rsid="0493354a"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14pt" fo:font-weight="bold" officeooo:rsid="0480eec0" style:font-name-asian="SimSun" style:font-size-asian="14pt" style:language-asian="zh" style:country-asian="CN" style:font-weight-asian="bold" style:font-name-complex="Times New Roman1" style:font-size-complex="12pt"/>
    </style:style>
    <style:style style:name="T10" style:family="text">
      <style:text-properties style:font-name="Times New Roman" fo:font-size="14pt" fo:font-weight="bold" officeooo:rsid="04927263" style:font-name-asian="SimSun" style:font-size-asian="14pt" style:language-asian="zh" style:country-asian="CN" style:font-weight-asian="bold" style:font-name-complex="Times New Roman1" style:font-size-complex="12pt"/>
    </style:style>
    <style:style style:name="T11"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2" style:family="text">
      <style:text-properties style:font-name="Times New Roman" fo:font-size="24pt" fo:language="en" fo:country="GB" fo:font-weight="bold" officeooo:rsid="04927263" style:font-name-asian="SimSun" style:font-size-asian="24pt" style:language-asian="zh" style:country-asian="CN" style:font-weight-asian="bold" style:font-name-complex="Times New Roman1" style:font-size-complex="12pt"/>
    </style:style>
    <style:style style:name="T13" style:family="text">
      <style:text-properties style:font-name="Times New Roman" fo:language="en" fo:country="GB" style:font-name-complex="Times New Roman1"/>
    </style:style>
    <style:style style:name="T14" style:family="text">
      <style:text-properties style:font-name="Times New Roman" fo:font-size="12pt" style:font-size-asian="12pt" style:font-name-complex="Times New Roman1"/>
    </style:style>
    <style:style style:name="T15" style:family="text">
      <style:text-properties fo:language="en" fo:country="GB"/>
    </style:style>
    <style:style style:name="T16" style:family="text">
      <style:text-properties fo:language="en" fo:country="GB" officeooo:rsid="00bbae62"/>
    </style:style>
    <style:style style:name="T17"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8" style:family="text">
      <style:text-properties fo:color="#202124" loext:opacity="100%" style:font-name="Times New Roman" fo:font-size="14pt" fo:font-weight="bold" officeooo:rsid="0469a7ea" style:font-name-asian="SimSun" style:font-size-asian="14pt" style:language-asian="zh" style:country-asian="CN" style:font-weight-asian="bold" style:font-name-complex="Times New Roman1" style:font-size-complex="12pt"/>
    </style:style>
    <style:style style:name="T19" style:family="text">
      <style:text-properties fo:color="#202124" loext:opacity="100%" style:font-name="Times New Roman" fo:font-size="14pt" fo:font-weight="bold" officeooo:rsid="04927263" style:font-name-asian="SimSun" style:font-size-asian="14pt" style:language-asian="zh" style:country-asian="CN" style:font-weight-asian="bold" style:font-name-complex="Times New Roman1" style:font-size-complex="12pt"/>
    </style:style>
    <style:style style:name="T20" style:family="text">
      <style:text-properties fo:font-weight="bold" style:font-weight-asian="bold" style:font-weight-complex="bold"/>
    </style:style>
    <style:style style:name="T21" style:family="text">
      <style:text-properties officeooo:rsid="03f56c9b"/>
    </style:style>
    <style:style style:name="T22" style:family="text">
      <style:text-properties style:font-name-asian="Calibri1"/>
    </style:style>
    <style:style style:name="T23" style:family="text">
      <style:text-properties officeooo:rsid="03f73c69"/>
    </style:style>
    <style:style style:name="T24" style:family="text">
      <style:text-properties officeooo:rsid="04739b1c"/>
    </style:style>
    <style:style style:name="T25" style:family="text">
      <style:text-properties fo:font-style="italic" style:font-style-asian="italic" style:font-style-complex="italic"/>
    </style:style>
    <style:style style:name="T26" style:family="text">
      <style:text-properties fo:font-style="italic" officeooo:rsid="0483fac0"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4766383" style:font-style-asian="normal" style:font-style-complex="normal"/>
    </style:style>
    <style:style style:name="T29" style:family="text">
      <style:text-properties officeooo:rsid="047b6bf8"/>
    </style:style>
    <style:style style:name="T30" style:family="text">
      <style:text-properties officeooo:rsid="0480eec0"/>
    </style:style>
    <style:style style:name="T31" style:family="text">
      <style:text-properties officeooo:rsid="04818f77"/>
    </style:style>
    <style:style style:name="T32" style:family="text">
      <style:text-properties officeooo:rsid="0483fac0"/>
    </style:style>
    <style:style style:name="T33" style:family="text">
      <style:text-properties officeooo:rsid="04852c7b"/>
    </style:style>
    <style:style style:name="T34" style:family="text">
      <style:text-properties officeooo:rsid="048bcea0"/>
    </style:style>
    <style:style style:name="T35" style:family="text">
      <style:text-properties officeooo:rsid="048bf20e"/>
    </style:style>
    <style:style style:name="T36" style:family="text">
      <style:text-properties officeooo:rsid="048cebb4"/>
    </style:style>
    <style:style style:name="T37" style:family="text">
      <style:text-properties officeooo:rsid="048d40b5"/>
    </style:style>
    <style:style style:name="T38" style:family="text">
      <style:text-properties officeooo:rsid="048d93be"/>
    </style:style>
    <style:style style:name="T39" style:family="text">
      <style:text-properties officeooo:rsid="048ec3d5"/>
    </style:style>
    <style:style style:name="T40" style:family="text">
      <style:text-properties officeooo:rsid="0490728d"/>
    </style:style>
    <style:style style:name="T41" style:family="text">
      <style:text-properties officeooo:rsid="04918c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1"><text:span text:style-name="T1">INTERNATIONAL ORGANISATION FOR STANDARDISATION</text:span></text:p>
      <text:p text:style-name="P19" loext:marker-style-name="T1"><text:span text:style-name="T1">ORGANISATION INTERNATIONALE DE NORMALISATION</text:span></text:p>
      <text:p text:style-name="P19" loext:marker-style-name="T1"><text:span text:style-name="T1">ISO/IEC JTC 1/SC 29/WG 3</text:span></text:p>
      <text:p text:style-name="P19" loext:marker-style-name="T1"><text:span text:style-name="T1">CODING OF MOVING PICTURES AND AUDIO</text:span></text:p>
      <text:p text:style-name="P20" loext:marker-style-name="T15"/>
      <text:p text:style-name="P21" loext:marker-style-name="T11"><text:span text:style-name="T2">ISO/IEC JTC 1/SC 29/WG 3 </text:span><text:span text:style-name="T11">m</text:span><text:span text:style-name="T13"> </text:span><text:span text:style-name="T12">67466</text:span></text:p>
      <text:p text:style-name="P21" loext:marker-style-name="T2"><text:span text:style-name="T6">Rennes, France</text:span><text:span text:style-name="T2"> – </text:span><text:span text:style-name="T6">April</text:span><text:span text:style-name="T2"> 202</text:span><text:span text:style-name="T4">4</text:span></text:p>
      <text:p text:style-name="P22" loext:marker-style-name="T14"/>
      <text:p text:style-name="P24" loext:marker-style-name="T7"><text:span text:style-name="T7">Title: </text:span><text:span text:style-name="T10">Improving efficiency and reducing sizes of OFF files using</text:span><text:span text:style-name="T18"> delta </text:span><text:span text:style-name="T19">mapping</text:span><text:span text:style-name="T18"> tables (DMAP)</text:span></text:p>
      <text:p text:style-name="P25" loext:marker-style-name="T17"/>
      <text:p text:style-name="P24" loext:marker-style-name="T7"><text:span text:style-name="T7">Author: </text:span><text:span text:style-name="T9">Peter Constable (Microsoft, Inc., pconstable@microsoft.com), </text:span><text:span text:style-name="T7">Dave Crossland (Google Inc., dcrossland@google.com), Behdad Esfahbod (behdad@behdad.org), Laurence Penn</text:span><text:span text:style-name="T8">e</text:span><text:span text:style-name="T7">y (lorp@lorp.org), Liam Quin (Delightful Computing, liam@delightfulcomputing.com), Rod Sheeter (Google Inc., rsheeter@google.com)</text:span></text:p>
      <text:p text:style-name="P23" loext:marker-style-name="T7"/>
      <text:p text:style-name="P23" loext:marker-style-name="T7"/>
      <text:h text:style-name="P29" text:outline-level="1" text:is-list-header="true"><text:bookmark-start text:name="__RefHeading___Toc117689_1712311476"/>Introduction<text:bookmark-end text:name="__RefHeading___Toc117689_1712311476"/></text:h>
      <text:p text:style-name="P14"><text:span text:style-name="T30">(</text:span>This <text:span text:style-name="T30">introduction is not part of the proposal)</text:span></text:p>
      <text:p text:style-name="P16">The purpose of a DMAP table in a Collection is to avoid duplication of the <text:span text:style-name="T32">cmap</text:span> table, which for a CJK font can be large. <text:span text:style-name="T32">It is a per-subfont table that is consulted </text:span><text:span text:style-name="T26">before</text:span><text:span text:style-name="T32"> cmap, overriding cmap.</text:span></text:p>
      <text:p text:style-name="P15">The ‘DMAP’ table <text:span text:style-name="T31">was </text:span>previously proposed by <text:span text:style-name="T31">Ned Holbrook, Ken Lund</text:span><text:span text:style-name="T38">e</text:span><text:span text:style-name="T31">, Dwayne Robinson, and Peter Constable.</text:span></text:p>
      <text:p text:style-name="P15"/>
      <text:p text:style-name="Change"><text:bookmark-start text:name="__RefHeading___Toc167458_4187903474 Copy 1"/><text:bookmark text:name="docs-internal-guid-ebad9169-7fff-912b-dd01-f919687f0faf Copy 1"/>DMAP—Delta map table<text:bookmark text:name="docs-internal-guid-54563ae6-7fff-a9e4-fa58-cae11317811a Copy 1"/> [5.6.1<text:span text:style-name="T39">5</text:span>] [add at end of optional tables section, before 6 Advanced Open Font layout tables]<text:bookmark-end text:name="__RefHeading___Toc167458_4187903474 Copy 1"/></text:p>
      <text:p text:style-name="P11">An optional ‘DMAP’ table, if present, shall take priority over ‘cmap’—that is, the character-to-glyph lookup shall first look in the ‘DMAP’ table (including any variation-selectors). If a match is not found, ‘cmap’ <text:span text:style-name="T29">shall</text:span> be consulted. The ‘DMAP’ table is identical in structure to the ‘cmap’ table.</text:p>
      <text:p text:style-name="P3">This allows individual members of a TTC collection to override or supply parts of <text:span text:style-name="T29">a shared</text:span> characte<text:span text:style-name="T29">r</text:span> map, <text:span text:style-name="T29">saving space in the font</text:span>.</text:p>
      <text:p text:style-name="P13">‘DMAP’ <text:span text:style-name="T35">Header</text:span></text:p>
      <table:table table:name="Table1" table:style-name="Table1">
        <table:table-column table:style-name="Table1.A" table:number-columns-repeated="3"/>
        <table:table-row>
          <table:table-cell table:style-name="Table1.A1" office:value-type="string">
            <text:p text:style-name="Table_20_Heading">Type</text:p>
          </table:table-cell>
          <table:table-cell table:style-name="Table1.B1" office:value-type="string">
            <text:p text:style-name="Table_20_Heading">Name</text:p>
          </table:table-cell>
          <table:table-cell table:style-name="Table1.C1" office:value-type="string">
            <text:p text:style-name="Table_20_Heading">Description</text:p>
          </table:table-cell>
        </table:table-row>
        <table:table-row>
          <table:table-cell table:style-name="Table1.A2" office:value-type="string">
            <text:p text:style-name="P12">uint16</text:p>
          </table:table-cell>
          <table:table-cell table:style-name="Table1.B2" office:value-type="string">
            <text:p text:style-name="P12">version</text:p>
          </table:table-cell>
          <table:table-cell table:style-name="Table1.C2" office:value-type="string">
            <text:p text:style-name="P12">Set to zero</text:p>
          </table:table-cell>
        </table:table-row>
        <table:table-row>
          <table:table-cell table:style-name="Table1.A2" office:value-type="string">
            <text:p text:style-name="P12"><text:span text:style-name="T33">u</text:span>int16</text:p>
          </table:table-cell>
          <table:table-cell table:style-name="Table1.B2" office:value-type="string">
            <text:p text:style-name="P12">NumTables</text:p>
          </table:table-cell>
          <table:table-cell table:style-name="Table1.C2" office:value-type="string">
            <text:p text:style-name="P12">Number of <text:span text:style-name="T35">encoding tables that</text:span> follow</text:p>
          </table:table-cell>
        </table:table-row>
        <table:table-row>
          <table:table-cell table:style-name="Table1.A4" office:value-type="string">
            <text:p text:style-name="P18">EncodingRecord</text:p>
          </table:table-cell>
          <table:table-cell table:style-name="Table1.B4" office:value-type="string">
            <text:p text:style-name="P12"><text:span text:style-name="T35">encodingRecords</text:span>[numTables]</text:p>
          </table:table-cell>
          <table:table-cell table:style-name="Table1.C4" office:value-type="string">
            <text:p text:style-name="P12">Array of <text:span text:style-name="T37">cmap</text:span><text:span text:style-name="T34">-</text:span><text:span text:style-name="T36">format</text:span> subtables, measured from the beg<text:span text:style-name="T24">inn</text:span>ing of the DMAP table.</text:p>
          </table:table-cell>
        </table:table-row>
      </table:table>
      <text:p text:style-name="P10"/>
      <text:p text:style-name="P9">The DMAP subtables are in the same formats as <text:span text:style-name="T41">cmap</text:span> subtables.</text:p>
      <text:p text:style-name="P9">The <text:span text:style-name="T25">language</text:span><text:span text:style-name="T27"> field for a format 4, 12, or 13 </text:span><text:span text:style-name="T28">DMAP </text:span><text:span text:style-name="T27">subtable shall be set to zero.</text:span></text:p>
      <text:p text:style-name="P17"><text:bookmark text:name="docs-internal-guid-6df3570f-7fff-bc07-0d8b-34d2050c43d4"/>Any subtables in a DMAP table, including Format 14 and Format 15, shall supersede any such subtables in the corresponding ‘cmap’ table in entirety: all character processing, including for Format 14 lookups, shall first consult DMAP.</text:p>
      <text:p text:style-name="Text_20_body"/>
      <text:p text:style-name="Change"><text:span text:style-name="T21">Near the end of </text:span><text:bookmark-start text:name="_Toc518658222"/><text:bookmark-start text:name="_Toc521662468"/><text:bookmark-start text:name="_Toc133507301"/><text:bookmark-start text:name="_Toc534817004"/><text:bookmark-start text:name="_Toc224979100"/><text:bookmark-start text:name="_Toc113348375"/><text:bookmark-start text:name="_Toc113087971"/><text:bookmark text:name="_Toc112944904"/><text:span text:style-name="T20">The Font Collection file structure</text:span><text:bookmark-end text:name="_Toc518658222"/><text:bookmark-end text:name="_Toc521662468"/><text:bookmark-end text:name="_Toc133507301"/><text:bookmark-end text:name="_Toc534817004"/><text:bookmark-end text:name="_Toc224979100"/><text:bookmark-end text:name="_Toc113348375"/><text:bookmark-end text:name="_Toc113087971"/> <text:span text:style-name="T21">[4.6.2] we add a </text:span><text:span text:style-name="T23">paragraph</text:span><text:span text:style-name="T21">:</text:span></text:p>
      <text:h text:style-name="P30" text:outline-level="3" text:is-list-header="true"><text:bookmark-start text:name="_Toc518658222 Copy 1"/><text:bookmark-start text:name="_Toc521662468 Copy 1"/><text:bookmark-start text:name="_Toc133507301 Copy 1"/><text:bookmark-start text:name="_Toc534817004 Copy 1"/><text:bookmark-start text:name="_Toc224979100 Copy 1"/><text:bookmark-start text:name="_Toc113348375 Copy 1"/><text:bookmark-start text:name="_Toc113087971 Copy 1"/><text:span text:style-name="T20">The Font Collection file structure</text:span><text:bookmark-end text:name="_Toc518658222 Copy 1"/><text:bookmark-end text:name="_Toc521662468 Copy 1"/><text:bookmark-end text:name="_Toc133507301 Copy 1"/><text:bookmark-end text:name="_Toc534817004 Copy 1"/><text:bookmark-end text:name="_Toc224979100 Copy 1"/><text:bookmark-end text:name="_Toc113348375 Copy 1"/><text:bookmark-end text:name="_Toc113087971 Copy 1"/> <text:span text:style-name="T21">[4.6.2]</text:span></text:h>
      <text:p text:style-name="P5" loext:marker-style-name="T15"><text:span text:style-name="T15">A font collection file consists of a single TTC header table, one or more table directories (each corresponding to a different font resource), and a number of OFF tables. The TTC header shall be located at the beginning of the TTC file.</text:span></text:p>
      <text:p text:style-name="P5" loext:marker-style-name="T15"><text:soft-page-break/><text:span text:style-name="T15">The TTC file shall contain a complete table directory for each font resource. The same TableDirectory format is used for each font resource in a collection file as is used in a non-collection file. The table offsets in all table directories within a TTC file are measured from the beginning of the TTC file.</text:span></text:p>
      <text:p text:style-name="P5" loext:marker-style-name="T15"><text:span text:style-name="T15">Each OFF table in a TTC file is referenced through the table directory of each font which uses that table. Some of the OFF tables must appear multiple times, once for each font included in the TTC; while other tables may be shared by multiple fonts in the TTC.</text:span></text:p>
      <text:p text:style-name="P5" loext:marker-style-name="T15"><text:span text:style-name="T15">As an example, consider a TTC file which combines two Japanese fonts (Font1 and Font2). The fonts have different kana designs (Kana1 and Kana2) but use the same design for kanji. The TTC file contains a single 'glyf' table which includes both designs of kana together with the kanji; both fonts' table directories point to this 'glyf' table. But each font's table directory points to a different 'cmap' table, which identifies the glyph set to use. Font1's 'cmap' table points to the Kana1 region of the 'loca' and 'glyf' tables for kana glyphs, and to the kanji region for the kanji. Font2's 'cmap' table points to the Kana2 region of the 'loca' and 'glyf' tables for kana glyphs, and to the same kanji region for the kanji.</text:span></text:p>
      <text:p text:style-name="P5" loext:marker-style-name="T15"><text:span text:style-name="T15">The tables that should have a unique copy per font are those that are used by the system in identifying the font and its character mapping, including 'cmap', 'name', and 'OS/2'. The tables that should be shared by fonts in the TTC are those that define glyph and instruction data or use glyph indices to access data: 'glyf', 'loca', 'hmtx', 'hdmx', 'LTSH', 'cvt ', 'fpgm', 'prep', 'EBLC', 'EBDT', 'EBSC', 'maxp', and so on. In practice, any tables which have identical data for two or more fonts may be shared.</text:span></text:p>
      <text:p text:style-name="P7"><text:span text:style-name="T15">Each font in the TTC may contain its own DMAP table. </text:span><text:span text:style-name="T16"><text:s/>In addition, a font using CMAP may support characters and GlyphIDs also defined by another font; in the case of overlapping coverage the order of precedence is first DMAP, then cmap.</text:span></text:p>
      <text:p text:style-name="P27" loext:marker-style-name="T22"><text:span text:style-name="T22">NOTE<text:tab/>When building a collection file from separate font files, close attention needs to be paid to the issue of glyph renumbering in a font and the side effects that can result in the 'cmap' table and elsewhere. The fonts to be merged also need to have compatible TrueType instructions; that is, their preprograms, function definitions, and control values cannot conflict.</text:span></text:p>
      <text:p text:style-name="P5">Collection files containing TrueType glyph outlines should use the filename suffix .TTC. Collection files containing CFF or CFF2 outlines should use the file extension .OTC.</text:p>
      <text:p text:style-name="P4"/>
      <text:p text:style-name="Change">In CMAP just before the cmap header (5.1.<text:span text:style-name="T40">2.1</text:span>)</text:p>
      <text:p text:style-name="P8"><text:bookmark text:name="docs-internal-guid-13591dcd-7fff-5674-424b-ca6d59f298db"/>An optional ‘DMAP’ table, if present, shall take priority over ‘cmap’—that is, the character-to-glyph lookup shall first look in the ‘DMAP’ table (including any variation-selectors). If a match is not found, ‘cmap’ is to be consulted. The ‘DMAP’ table is identical in structure to the ‘cmap’ table.</text:p>
      <text:p text:style-name="Text_20_body"><text:line-break/></text:p>
      <text:p text:style-name="P6"/>
      <text:p text:style-name="P4">[end]</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Change" style:family="paragraph" style:parent-style-name="Text_20_body">
      <style:paragraph-properties style:border-line-width-top="0.053cm 0.004cm 0.026cm" style:border-line-width-bottom="0.053cm 0.004cm 0.026cm" fo:padding="0.101cm" fo:border-left="none" fo:border-right="none" fo:border-top="2.35pt double #7c007c" fo:border-bottom="2.35pt double #7c007c"/>
      <style:text-properties fo:color="#9c009c" loext:opacity="100%" fo:font-size="13pt" fo:language="en" fo:country="GB" officeooo:rsid="0478433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Header_20_left"/>
      </style:header-left>
      <style:footer>
        <text:p text:style-name="MP2"><text:page-number text:select-page="current">3</text:page-number></text:p>
        <text:p text:style-name="Footer"/>
      </style:footer>
      <style:footer-left>
        <text:p text:style-name="MP2"><text:page-number text:select-page="current">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58</meta:editing-cycles>
    <meta:creation-date>2023-07-10T17:06:00</meta:creation-date>
    <dc:date>2024-04-15T17:16:39.756875411</dc:date>
    <dc:language>en-GB</dc:language>
    <meta:editing-duration>P23DT5H44M28S</meta:editing-duration>
    <meta:generator>LibreOffice/7.6.4.1$Linux_X86_64 LibreOffice_project/60$Build-1</meta:generator>
    <meta:print-date>2024-02-08T23:03:15.113889597</meta:print-date>
    <meta:printed-by>PDF files: Liam Quin</meta:printed-by>
    <dc:creator>Liam Quin</dc:creator>
    <meta:document-statistic meta:table-count="1" meta:image-count="0" meta:object-count="0" meta:page-count="3" meta:paragraph-count="47" meta:word-count="886" meta:character-count="5393" meta:non-whitespace-character-count="4553"/>
    <meta:user-defined meta:name="AppVersion">16.0000</meta:user-defined>
    <meta:template xlink:type="simple" xlink:actuate="onRequest" xlink:title="Normal.dotm" xlink:href=""/>
  </office:meta>
</office:document-meta>
</file>